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RMSE</text:p>
          </table:table-cell>
          <table:table-cell table:style-name="ce1" office:value-type="string" calcext:value-type="string" table:number-columns-spanned="2" table:number-rows-spanned="1">
            <text:p>Cross Validation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Percentage Split</text:p>
          </table:table-cell>
          <table:covered-table-cell table:style-name="ce5"/>
        </table:table-row>
        <table:table-row table:style-name="ro1">
          <table:table-cell table:style-name="Default"/>
          <table:table-cell table:style-name="ce3" office:value-type="string" calcext:value-type="string">
            <text:p>Expanding Window</text:p>
          </table:table-cell>
          <table:table-cell table:style-name="ce3" office:value-type="string" calcext:value-type="string">
            <text:p>Sliding Window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Not Random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5916.625" calcext:value-type="float">
            <text:p>5916.625</text:p>
          </table:table-cell>
          <table:table-cell office:value-type="float" office:value="7217.188" calcext:value-type="float">
            <text:p>7217.188</text:p>
          </table:table-cell>
          <table:table-cell office:value-type="float" office:value="5809" calcext:value-type="float">
            <text:p>5809</text:p>
          </table:table-cell>
          <table:table-cell office:value-type="float" office:value="14367" calcext:value-type="float">
            <text:p>14367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7576.615" calcext:value-type="float">
            <text:p>7576.615</text:p>
          </table:table-cell>
          <table:table-cell office:value-type="float" office:value="6725.838" calcext:value-type="float">
            <text:p>6725.838</text:p>
          </table:table-cell>
          <table:table-cell office:value-type="float" office:value="8120" calcext:value-type="float">
            <text:p>8120</text:p>
          </table:table-cell>
          <table:table-cell office:value-type="float" office:value="20824" calcext:value-type="float">
            <text:p>20824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7414.941" calcext:value-type="float">
            <text:p>7414.941</text:p>
          </table:table-cell>
          <table:table-cell office:value-type="float" office:value="6140.317" calcext:value-type="float">
            <text:p>6140.317</text:p>
          </table:table-cell>
          <table:table-cell office:value-type="float" office:value="8587" calcext:value-type="float">
            <text:p>8587</text:p>
          </table:table-cell>
          <table:table-cell office:value-type="float" office:value="17206" calcext:value-type="float">
            <text:p>1720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6147.608" calcext:value-type="float">
            <text:p>6147.608</text:p>
          </table:table-cell>
          <table:table-cell office:value-type="float" office:value="6446.547" calcext:value-type="float">
            <text:p>6446.547</text:p>
          </table:table-cell>
          <table:table-cell office:value-type="float" office:value="7234" calcext:value-type="float">
            <text:p>7234</text:p>
          </table:table-cell>
          <table:table-cell office:value-type="float" office:value="11736" calcext:value-type="float">
            <text:p>11736</text:p>
          </table:table-cell>
        </table:table-row>
        <calcext:conditional-formats>
          <calcext:conditional-format calcext:target-range-address="Sheet1.B4:Sheet1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21:51:07.468761327</meta:creation-date>
    <dc:date>2020-12-20T22:01:58.967719158</dc:date>
    <meta:editing-duration>PT41S</meta:editing-duration>
    <meta:editing-cycles>1</meta:editing-cycles>
    <meta:document-statistic meta:table-count="1" meta:cell-count="27" meta:object-count="0"/>
    <meta:generator>LibreOffice/6.4.6.2$Linux_X86_64 LibreOffice_project/40$Build-2</meta:generator>
  </office:meta>
</office:document-meta>
</file>